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6343f" officeooo:paragraph-rsid="0006343f"/>
    </style:style>
    <style:style style:name="P2" style:family="paragraph" style:parent-style-name="Standard">
      <style:text-properties officeooo:rsid="0006343f" officeooo:paragraph-rsid="0007ba63"/>
    </style:style>
    <style:style style:name="P3" style:family="paragraph" style:parent-style-name="Standard">
      <style:text-properties officeooo:rsid="0006343f" officeooo:paragraph-rsid="00088de0"/>
    </style:style>
    <style:style style:name="P4" style:family="paragraph" style:parent-style-name="Standard">
      <style:text-properties officeooo:rsid="0007ba63" officeooo:paragraph-rsid="0007ba63"/>
    </style:style>
    <style:style style:name="P5" style:family="paragraph" style:parent-style-name="Standard">
      <style:text-properties officeooo:rsid="0007ba63" officeooo:paragraph-rsid="000bef47"/>
    </style:style>
    <style:style style:name="P6" style:family="paragraph" style:parent-style-name="Standard">
      <style:text-properties officeooo:paragraph-rsid="0007ba63"/>
    </style:style>
    <style:style style:name="P7" style:family="paragraph" style:parent-style-name="Standard">
      <style:text-properties officeooo:rsid="0007d6f0" officeooo:paragraph-rsid="0007d6f0"/>
    </style:style>
    <style:style style:name="P8" style:family="paragraph" style:parent-style-name="Standard">
      <style:text-properties officeooo:paragraph-rsid="0007d6f0"/>
    </style:style>
    <style:style style:name="P9" style:family="paragraph" style:parent-style-name="Standard">
      <style:text-properties officeooo:paragraph-rsid="00088de0"/>
    </style:style>
    <style:style style:name="T1" style:family="text">
      <style:text-properties officeooo:rsid="0006343f"/>
    </style:style>
    <style:style style:name="T2" style:family="text">
      <style:text-properties officeooo:rsid="001eb4b7"/>
    </style:style>
    <style:style style:name="T3" style:family="text">
      <style:text-properties officeooo:rsid="0007ba6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7ba63" style:font-weight-asian="normal" style:font-weight-complex="normal"/>
    </style:style>
    <style:style style:name="T6" style:family="text">
      <style:text-properties officeooo:rsid="0007d6f0"/>
    </style:style>
    <style:style style:name="T7" style:family="text">
      <style:text-properties officeooo:rsid="000bef47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 – N<text:span text:style-name="T2">ame: “The Analytical Computer”, started at 1833 – finished at 1991, <text:s/>Creator: Charles Babbage.</text:span></text:p>
      <text:p text:style-name="P1"/>
      <text:p text:style-name="P6"><text:span text:style-name="T1">2 - </text:span>The difference between an embedded system and a general purpose computer system is one of purpose, and to a much lesser extent, design. While a general purpose system can be used for many things, an embedded system is only meant for one purpose.</text:p>
      <text:p text:style-name="P2"/>
      <text:p text:style-name="P9"><text:span text:style-name="T3">3 - </text:span><text:span text:style-name="T5">The most common transistor is the MOSFET, its Length is at approximately 7nm, and we can now have bilions on a single chip.</text:span></text:p>
      <text:p text:style-name="P6"/>
      <text:p text:style-name="P5">4 – <text:span text:style-name="T6">Selling Price = 1000 </text:span>$, <text:span text:style-name="T6">Unitary Cost = 500 $, Profit Margin = 30%, Units = 1 000 000 </text:span></text:p>
      <text:p text:style-name="P5"><text:span text:style-name="T6">----&gt;NRE = 200 000 000.</text:span></text:p>
      <text:p text:style-name="P4"/>
      <text:p text:style-name="P4">5 –<text:span text:style-name="T7">Revenue Lost =</text:span> <draw:frame draw:style-name="fr1" draw:name="Objeto1" text:anchor-type="as-char" svg:y="-1.15cm" svg:width="2.94cm" svg:height="1.528cm" draw:z-index="0"><draw:object xlink:href="./Object 1" xlink:type="simple" xlink:show="embed" xlink:actuate="onLoad"/><draw:image xlink:href="./ObjectReplacements/Object 1" xlink:type="simple" xlink:show="embed" xlink:actuate="onLoad"/></draw:frame><text:s/><text:span text:style-name="T7">= </text:span><text:span text:style-name="T7"><draw:frame draw:style-name="fr1" draw:name="Objeto2" text:anchor-type="as-char" svg:y="-0.619cm" svg:width="1.279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4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PT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adrão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dimensão" style:display-name="Linha de dimensão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bjetos_20_de_20_fundo" style:display-name="Objetos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ópicos_20_1" style:display-name="Tópicos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ópicos_20_2" style:display-name="Tópicos 2" style:family="paragraph" style:parent-style-name="Tópicos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ópicos_20_3" style:display-name="Tópicos 3" style:family="paragraph" style:parent-style-name="Tópicos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4" style:display-name="Tópicos 4" style:family="paragraph" style:parent-style-name="Tópicos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5" style:display-name="Tópicos 5" style:family="paragraph" style:parent-style-name="Tópicos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6" style:display-name="Tópicos 6" style:family="paragraph" style:parent-style-name="Tópicos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7" style:display-name="Tópicos 7" style:family="paragraph" style:parent-style-name="Tópicos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8" style:display-name="Tópicos 8" style:family="paragraph" style:parent-style-name="Tópicos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ópicos_20_9" style:display-name="Tópicos 9" style:family="paragraph" style:parent-style-name="Tópicos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Padrão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_2b__20_Content_7e_LT_7e_Gliederung_20_1" style:display-name="Title + Conten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_2b__20_Content_7e_LT_7e_Gliederung_20_2" style:display-name="Title + Content~LT~Gliederung 2" style:family="paragraph" style:parent-style-name="Title_20__2b__20_Content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_2b__20_Content_7e_LT_7e_Gliederung_20_3" style:display-name="Title + Content~LT~Gliederung 3" style:family="paragraph" style:parent-style-name="Title_20__2b__20_Content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Content_7e_LT_7e_Gliederung_20_4" style:display-name="Title + Content~LT~Gliederung 4" style:family="paragraph" style:parent-style-name="Title_20__2b__20_Content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Content_7e_LT_7e_Gliederung_20_5" style:display-name="Title + Content~LT~Gliederung 5" style:family="paragraph" style:parent-style-name="Title_20__2b__20_Content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Content_7e_LT_7e_Gliederung_20_6" style:display-name="Title + Content~LT~Gliederung 6" style:family="paragraph" style:parent-style-name="Title_20__2b__20_Content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Content_7e_LT_7e_Gliederung_20_7" style:display-name="Title + Content~LT~Gliederung 7" style:family="paragraph" style:parent-style-name="Title_20__2b__20_Content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Content_7e_LT_7e_Gliederung_20_8" style:display-name="Title + Content~LT~Gliederung 8" style:family="paragraph" style:parent-style-name="Title_20__2b__20_Content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Content_7e_LT_7e_Gliederung_20_9" style:display-name="Title + Content~LT~Gliederung 9" style:family="paragraph" style:parent-style-name="Title_20__2b__20_Content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_2b__20_Content_7e_LT_7e_Titel" style:display-name="Title + Conten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_2b__20_Content_7e_LT_7e_Untertitel" style:display-name="Title + Conten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_2b__20_Content_7e_LT_7e_Notizen" style:display-name="Title + Conten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_2b__20_Content_7e_LT_7e_Hintergrundobjekte" style:display-name="Title +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_2b__20_Content_7e_LT_7e_Hintergrund" style:display-name="Title +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22:53:27.198521396</meta:creation-date>
    <dc:date>2019-10-04T00:06:17.454533568</dc:date>
    <meta:editing-duration>PT11M10S</meta:editing-duration>
    <meta:editing-cycles>2</meta:editing-cycles>
    <meta:generator>LibreOffice/6.0.7.3$Linux_X86_64 LibreOffice_project/00m0$Build-3</meta:generator>
    <meta:document-statistic meta:table-count="0" meta:image-count="0" meta:object-count="2" meta:page-count="1" meta:paragraph-count="6" meta:word-count="115" meta:character-count="608" meta:non-whitespace-character-count="493"/>
  </office:meta>
</office:document-meta>
</file>

<file path=Object 1/content.xml><?xml version="1.0" encoding="utf-8"?>
<math xmlns="http://www.w3.org/1998/Math/MathML" display="block">
  <semantics>
    <mrow>
      <mfrac>
        <mi mathvariant="italic">HW</mi>
        <mn>2</mn>
      </mfrac>
      <mo stretchy="false">−</mo>
      <mfrac>
        <mrow>
          <mfrac>
            <mi>H</mi>
            <mn>2</mn>
          </mfrac>
          <mo stretchy="false">∗</mo>
          <mfrac>
            <mrow>
              <mn>3</mn>
              <mi>W</mi>
            </mrow>
            <mn>4</mn>
          </mfrac>
        </mrow>
        <mn>2</mn>
      </mfrac>
    </mrow>
    <annotation encoding="StarMath 5.0">{HW} over {2} - { {H} over {2}* { {3W} over {4} }  } over {2} </annotation>
  </semantics>
</math>
</file>

<file path=Object 2/content.xml><?xml version="1.0" encoding="utf-8"?>
<math xmlns="http://www.w3.org/1998/Math/MathML" display="block">
  <semantics>
    <mfrac>
      <mrow>
        <mn>5</mn>
        <mi mathvariant="italic">HW</mi>
      </mrow>
      <mn>16</mn>
    </mfrac>
    <annotation encoding="StarMath 5.0">{5HW} over {16} </annotation>
  </semantics>
</math>
</file>